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3.1091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5.01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cloudflare.com</text:p>
          </table:table-cell>
          <table:table-cell office:value-type="string">
            <text:p>CloudFlare, Inc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36280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  <table:table-cell/>
        </table:table-row>
        <table:table-row table:style-name="ro1">
          <table:table-cell office:value-type="string">
            <text:p>incapsula.com</text:p>
          </table:table-cell>
          <table:table-cell office:value-type="string">
            <text:p>Incapsula Inc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1471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  <table:table-cell/>
        </table:table-row>
        <table:table-row table:style-name="ro1">
          <table:table-cell office:value-type="string">
            <text:p>janrainengage.com</text:p>
          </table:table-cell>
          <table:table-cell office:value-type="string">
            <text:p>JanRa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78</text:p>
          </table:table-cell>
          <table:table-cell office:value-type="string">
            <text:p>T</text:p>
          </table:table-cell>
          <table:table-cell office:value-type="string">
            <text:p>Tracking/central login service</text:p>
          </table:table-cell>
          <table:table-cell/>
        </table:table-row>
        <table:table-row table:style-name="ro1">
          <table:table-cell office:value-type="string">
            <text:p>edgecastcdn.net</text:p>
          </table:table-cell>
          <table:table-cell office:value-type="string">
            <text:p>EdgeCast Network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25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  <table:table-cell/>
        </table:table-row>
        <table:table-row table:style-name="ro1">
          <table:table-cell office:value-type="string">
            <text:p>sonymusic.com</text:p>
          </table:table-cell>
          <table:table-cell office:value-type="string">
            <text:p>Sony Music Entertainment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601</text:p>
          </table:table-cell>
          <table:table-cell office:value-type="string">
            <text:p>F</text:p>
          </table:table-cell>
          <table:table-cell office:value-type="string">
            <text:p>Multiple musician/band sites</text:p>
          </table:table-cell>
          <table:table-cell/>
        </table:table-row>
        <table:table-row table:style-name="ro1">
          <table:table-cell office:value-type="string">
            <text:p>fiducia.de</text:p>
          </table:table-cell>
          <table:table-cell office:value-type="string">
            <text:p>Fiducia IT AG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599</text:p>
          </table:table-cell>
          <table:table-cell office:value-type="string">
            <text:p>T</text:p>
          </table:table-cell>
          <table:table-cell office:value-type="string">
            <text:p>Network intermediary for multiple banks</text:p>
          </table:table-cell>
          <table:table-cell/>
        </table:table-row>
        <table:table-row table:style-name="ro1">
          <table:table-cell office:value-type="string">
            <text:p>vin65.com</text:p>
          </table:table-cell>
          <table:table-cell office:value-type="string">
            <text:p>K1 Technology Corp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588</text:p>
          </table:table-cell>
          <table:table-cell office:value-type="string">
            <text:p>F</text:p>
          </table:table-cell>
          <table:table-cell office:value-type="string">
            <text:p>Wine merchant with sites for multiple brands</text:p>
          </table:table-cell>
          <table:table-cell/>
        </table:table-row>
        <table:table-row table:style-name="ro1">
          <table:table-cell office:value-type="string">
            <text:p>practiceweb.co.uk</text:p>
          </table:table-cell>
          <table:table-cell office:value-type="string">
            <text:p>PracticeWEB Limited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577</text:p>
          </table:table-cell>
          <table:table-cell office:value-type="string">
            <text:p>T</text:p>
          </table:table-cell>
          <table:table-cell office:value-type="string">
            <text:p>Hosting service for accountants</text:p>
          </table:table-cell>
          <table:table-cell/>
        </table:table-row>
        <table:table-row table:style-name="ro1">
          <table:table-cell office:value-type="string">
            <text:p>sonymusic.com</text:p>
          </table:table-cell>
          <table:table-cell office:value-type="string">
            <text:p>MyPlayDirect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488</text:p>
          </table:table-cell>
          <table:table-cell office:value-type="string">
            <text:p>F</text:p>
          </table:table-cell>
          <table:table-cell office:value-type="string">
            <text:p>Multiple musician/band sites</text:p>
          </table:table-cell>
          <table:table-cell/>
        </table:table-row>
        <table:table-row table:style-name="ro1">
          <table:table-cell office:value-type="string">
            <text:p>indiebound.org</text:p>
          </table:table-cell>
          <table:table-cell office:value-type="string">
            <text:p>American Booksellers Associatio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62</text:p>
          </table:table-cell>
          <table:table-cell office:value-type="string">
            <text:p>F</text:p>
          </table:table-cell>
          <table:table-cell office:value-type="string">
            <text:p>Book seller with sites for multiple books</text:p>
          </table:table-cell>
          <table:table-cell/>
        </table:table-row>
        <table:table-row table:style-name="ro1">
          <table:table-cell office:value-type="string">
            <text:p>patriotwebmarketing.com</text:p>
          </table:table-cell>
          <table:table-cell office:value-type="string">
            <text:p>Patriot Web Marketing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58</text:p>
          </table:table-cell>
          <table:table-cell/>
          <table:table-cell office:value-type="string">
            <text:p>Base site does not load</text:p>
          </table:table-cell>
          <table:table-cell/>
        </table:table-row>
        <table:table-row table:style-name="ro1">
          <table:table-cell office:value-type="string">
            <text:p>vtexcommerce.com.br</text:p>
          </table:table-cell>
          <table:table-cell office:value-type="string">
            <text:p>Vtex Informatica S.A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52</text:p>
          </table:table-cell>
          <table:table-cell/>
          <table:table-cell office:value-type="string">
            <text:p>Base site does not load</text:p>
          </table:table-cell>
          <table:table-cell/>
        </table:table-row>
        <table:table-row table:style-name="ro1">
          <table:table-cell office:value-type="string">
            <text:p>vin65.com</text:p>
          </table:table-cell>
          <table:table-cell office:value-type="string">
            <text:p>K1 Technology Corp DBA Vin65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48</text:p>
          </table:table-cell>
          <table:table-cell office:value-type="string">
            <text:p>F</text:p>
          </table:table-cell>
          <table:table-cell office:value-type="string">
            <text:p>Wine seller with sites for multiple brands</text:p>
          </table:table-cell>
          <table:table-cell/>
        </table:table-row>
        <table:table-row table:style-name="ro1">
          <table:table-cell office:value-type="string">
            <text:p>palmwebservices.com</text:p>
          </table:table-cell>
          <table:table-cell office:value-type="string">
            <text:p>Palm Web Services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35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  <table:table-cell/>
        </table:table-row>
        <table:table-row table:style-name="ro1">
          <table:table-cell office:value-type="string">
            <text:p>cdnetworks.net</text:p>
          </table:table-cell>
          <table:table-cell office:value-type="string">
            <text:p>CDNetworks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364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  <table:table-cell/>
        </table:table-row>
        <table:table-row table:style-name="ro1">
          <table:table-cell office:value-type="string">
            <text:p>cdngc.net</text:p>
          </table:table-cell>
          <table:table-cell office:value-type="string">
            <text:p>CDNetworks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342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  <table:table-cell/>
        </table:table-row>
        <table:table-row table:style-name="ro1">
          <table:table-cell office:value-type="string">
            <text:p>lithium.com</text:p>
          </table:table-cell>
          <table:table-cell office:value-type="string">
            <text:p>Lithium Technologie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313</text:p>
          </table:table-cell>
          <table:table-cell office:value-type="string">
            <text:p>T</text:p>
          </table:table-cell>
          <table:table-cell office:value-type="string">
            <text:p>customer support for multiple customers</text:p>
          </table:table-cell>
          <table:table-cell/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78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  <table:table-cell/>
        </table:table-row>
        <table:table-row table:style-name="ro1">
          <table:table-cell office:value-type="string">
            <text:p>digitalpfizer.com</text:p>
          </table:table-cell>
          <table:table-cell office:value-type="string">
            <text:p>Pfizer Incorporated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251</text:p>
          </table:table-cell>
          <table:table-cell office:value-type="string">
            <text:p>F</text:p>
          </table:table-cell>
          <table:table-cell office:value-type="string">
            <text:p>Drug company with sites for multiple drugs</text:p>
          </table:table-cell>
          <table:table-cell/>
        </table:table-row>
        <table:table-row table:style-name="ro1">
          <table:table-cell office:value-type="string">
            <text:p>NONE</text:p>
          </table:table-cell>
          <table:table-cell office:value-type="string">
            <text:p>MICROGAME S.P.A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45</text:p>
          </table:table-cell>
          <table:table-cell office:value-type="string">
            <text:p>F</text:p>
          </table:table-cell>
          <table:table-cell office:value-type="string">
            <text:p>Not for web use</text:p>
          </table:table-cell>
          <table:table-cell/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 In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43</text:p>
          </table:table-cell>
          <table:table-cell office:value-type="string">
            <text:p>T</text:p>
          </table:table-cell>
          <table:table-cell office:value-type="string">
            <text:p>Hosting service</text:p>
          </table:table-cell>
          <table:table-cell/>
        </table:table-row>
        <table:table-row table:style-name="ro1">
          <table:table-cell office:value-type="string">
            <text:p>moodlerooms.com</text:p>
          </table:table-cell>
          <table:table-cell office:value-type="string">
            <text:p>Moodleroom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14</text:p>
          </table:table-cell>
          <table:table-cell office:value-type="string">
            <text:p>T</text:p>
          </table:table-cell>
          <table:table-cell office:value-type="string">
            <text:p>Hosting service for schools</text:p>
          </table:table-cell>
          <table:table-cell/>
        </table:table-row>
        <table:table-row table:style-name="ro1">
          <table:table-cell office:value-type="string">
            <text:p>rgenerator.com</text:p>
          </table:table-cell>
          <table:table-cell office:value-type="string">
            <text:p>relentlessGENERATOR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208</text:p>
          </table:table-cell>
          <table:table-cell office:value-type="string">
            <text:p>T</text:p>
          </table:table-cell>
          <table:table-cell office:value-type="string">
            <text:p>Hosting service for fandoms</text:p>
          </table:table-cell>
          <table:table-cell/>
        </table:table-row>
        <table:table-row table:style-name="ro1">
          <table:table-cell office:value-type="string">
            <text:p>novantpractices.org</text:p>
          </table:table-cell>
          <table:table-cell office:value-type="string">
            <text:p>Novant Healt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205</text:p>
          </table:table-cell>
          <table:table-cell office:value-type="string">
            <text:p>F</text:p>
          </table:table-cell>
          <table:table-cell office:value-type="string">
            <text:p>Hospital/medical chain</text:p>
          </table:table-cell>
          <table:table-cell/>
        </table:table-row>
        <table:table-row table:style-name="ro1">
          <table:table-cell office:value-type="string">
            <text:p>vtexcommerce.com.br</text:p>
          </table:table-cell>
          <table:table-cell office:value-type="string">
            <text:p>Vtex Informatica Ltda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98</text:p>
          </table:table-cell>
          <table:table-cell office:value-type="string">
            <text:p>T</text:p>
          </table:table-cell>
          <table:table-cell office:value-type="string">
            <text:p>Content delivery network</text:p>
          </table:table-cell>
          <table:table-cell office:value-type="string">
            <text:p>Base site does not respond</text:p>
          </table:table-cell>
        </table:table-row>
        <table:table-row table:style-name="ro1">
          <table:table-cell office:value-type="string">
            <text:p>pacloud.net</text:p>
          </table:table-cell>
          <table:table-cell office:value-type="string">
            <text:p>PeopleAdm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73</text:p>
          </table:table-cell>
          <table:table-cell office:value-type="string">
            <text:p>T</text:p>
          </table:table-cell>
          <table:table-cell office:value-type="string">
            <text:p>Associated with many separate educational institutions.</text:p>
          </table:table-cell>
          <table:table-cell office:value-type="string">
            <text:p>Base site does not respond</text:p>
          </table:table-cell>
        </table:table-row>
        <table:table-row table:style-name="ro1">
          <table:table-cell office:value-type="string">
            <text:p>sonymusic.com</text:p>
          </table:table-cell>
          <table:table-cell office:value-type="string">
            <text:p>relentlessGENERATOR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70</text:p>
          </table:table-cell>
          <table:table-cell office:value-type="string">
            <text:p>F</text:p>
          </table:table-cell>
          <table:table-cell office:value-type="string">
            <text:p>Multiple musician band sites</text:p>
          </table:table-cell>
          <table:table-cell/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56</text:p>
          </table:table-cell>
          <table:table-cell office:value-type="string">
            <text:p>T</text:p>
          </table:table-cell>
          <table:table-cell office:value-type="string">
            <text:p>Content delivery network</text:p>
          </table:table-cell>
          <table:table-cell office:value-type="string">
            <text:p>Base domain is a parked domain</text:p>
          </table:table-cell>
        </table:table-row>
        <table:table-row table:style-name="ro1">
          <table:table-cell office:value-type="string">
            <text:p>cvent.com</text:p>
          </table:table-cell>
          <table:table-cell office:value-type="string">
            <text:p>Cvent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55</text:p>
          </table:table-cell>
          <table:table-cell office:value-type="string">
            <text:p>F</text:p>
          </table:table-cell>
          <table:table-cell office:value-type="string">
            <text:p>Booking service for events.</text:p>
          </table:table-cell>
          <table:table-cell/>
        </table:table-row>
        <table:table-row table:style-name="ro1">
          <table:table-cell office:value-type="string">
            <text:p>rpxnow.com</text:p>
          </table:table-cell>
          <table:table-cell office:value-type="string">
            <text:p>JanRa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47</text:p>
          </table:table-cell>
          <table:table-cell office:value-type="string">
            <text:p>F</text:p>
          </table:table-cell>
          <table:table-cell office:value-type="string">
            <text:p>Part of Janrain</text:p>
          </table:table-cell>
          <table:table-cell/>
        </table:table-row>
        <table:table-row table:style-name="ro1">
          <table:table-cell office:value-type="string">
            <text:p>com/emailAddress=admin@suresupport.com</text:p>
          </table:table-cell>
          <table:table-cell office:value-type="string">
            <text:p>Dimitar Dimitrov</text:p>
          </table:table-cell>
          <table:table-cell office:value-type="string">
            <text:p>StartCom Class 2 Primary Intermediate Server CA</text:p>
          </table:table-cell>
          <table:table-cell office:value-type="string">
            <text:p>OV</text:p>
          </table:table-cell>
          <table:table-cell office:value-type="string">
            <text:p>145</text:p>
          </table:table-cell>
          <table:table-cell office:value-type="string">
            <text:p>F</text:p>
          </table:table-cell>
          <table:table-cell office:value-type="string">
            <text:p>Not for web use</text:p>
          </table:table-cell>
          <table:table-cell/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40</text:p>
          </table:table-cell>
          <table:table-cell office:value-type="string">
            <text:p>T</text:p>
          </table:table-cell>
          <table:table-cell office:value-type="string">
            <text:p>Content delivery network</text:p>
          </table:table-cell>
          <table:table-cell office:value-type="string">
            <text:p>Base domain is a parked domain</text:p>
          </table:table-cell>
        </table:table-row>
        <table:table-row table:style-name="ro1">
          <table:table-cell office:value-type="string">
            <text:p>lipton.ch</text:p>
          </table:table-cell>
          <table:table-cell office:value-type="string">
            <text:p>Unilever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138</text:p>
          </table:table-cell>
          <table:table-cell office:value-type="string">
            <text:p>F</text:p>
          </table:table-cell>
          <table:table-cell office:value-type="string">
            <text:p>Lipton Tea and its brands</text:p>
          </table:table-cell>
          <table:table-cell/>
        </table:table-row>
        <table:table-row table:style-name="ro1">
          <table:table-cell office:value-type="string">
            <text:p>edgecast.com</text:p>
          </table:table-cell>
          <table:table-cell office:value-type="string">
            <text:p>EdgeCast Network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29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  <table:table-cell/>
        </table:table-row>
        <table:table-row table:style-name="ro2">
          <table:table-cell office:value-type="string">
            <text:p>360bliss.com</text:p>
          </table:table-cell>
          <table:table-cell office:value-type="string">
            <text:p>360incentives.com Canada - Hosted By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126</text:p>
          </table:table-cell>
          <table:table-cell office:value-type="string">
            <text:p>F</text:p>
          </table:table-cell>
          <table:table-cell office:value-type="string">
            <text:p>Coupon service</text:p>
          </table:table-cell>
          <table:table-cell/>
        </table:table-row>
        <table:table-row table:style-name="ro1">
          <table:table-cell office:value-type="string">
            <text:p>bubbleup.net</text:p>
          </table:table-cell>
          <table:table-cell office:value-type="string">
            <text:p>BubbleUp, Ltd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26</text:p>
          </table:table-cell>
          <table:table-cell office:value-type="string">
            <text:p>F</text:p>
          </table:table-cell>
          <table:table-cell office:value-type="string">
            <text:p>Soft drink brands</text:p>
          </table:table-cell>
          <table:table-cell/>
        </table:table-row>
        <table:table-row table:style-name="ro1">
          <table:table-cell office:value-type="string">
            <text:p>fastly.net</text:p>
          </table:table-cell>
          <table:table-cell office:value-type="string">
            <text:p>Fastly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25</text:p>
          </table:table-cell>
          <table:table-cell office:value-type="string">
            <text:p>T</text:p>
          </table:table-cell>
          <table:table-cell office:value-type="string">
            <text:p>Content delivery network</text:p>
          </table:table-cell>
          <table:table-cell office:value-type="string">
            <text:p>Base site does not respond</text:p>
          </table:table-cell>
        </table:table-row>
        <table:table-row table:style-name="ro1">
          <table:table-cell office:value-type="string">
            <text:p>raceit.com</text:p>
          </table:table-cell>
          <table:table-cell office:value-type="string">
            <text:p>US RaceWorks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15</text:p>
          </table:table-cell>
          <table:table-cell office:value-type="string">
            <text:p>F</text:p>
          </table:table-cell>
          <table:table-cell office:value-type="string">
            <text:p>Ticket sales for multiple events</text:p>
          </table:table-cell>
          <table:table-cell/>
        </table:table-row>
        <table:table-row table:style-name="ro1">
          <table:table-cell office:value-type="string">
            <text:p>bubbleup.net</text:p>
          </table:table-cell>
          <table:table-cell office:value-type="string">
            <text:p>BubbleUp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13</text:p>
          </table:table-cell>
          <table:table-cell office:value-type="string">
            <text:p>F</text:p>
          </table:table-cell>
          <table:table-cell office:value-type="string">
            <text:p>Soft drink brands</text:p>
          </table:table-cell>
          <table:table-cell/>
        </table:table-row>
        <table:table-row table:style-name="ro1">
          <table:table-cell office:value-type="string">
            <text:p>delhi.edu</text:p>
          </table:table-cell>
          <table:table-cell office:value-type="string">
            <text:p>Moodleroom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12</text:p>
          </table:table-cell>
          <table:table-cell office:value-type="string">
            <text:p>T</text:p>
          </table:table-cell>
          <table:table-cell office:value-type="string">
            <text:p>Hosting service for schools</text:p>
          </table:table-cell>
          <table:table-cell/>
        </table:table-row>
        <table:table-row table:style-name="ro1">
          <table:table-cell office:value-type="string">
            <text:p>hamaris.fr</text:p>
          </table:table-cell>
          <table:table-cell office:value-type="string">
            <text:p>INOVAGORA</text:p>
          </table:table-cell>
          <table:table-cell office:value-type="string">
            <text:p>TBS X509 CA pro hosting</text:p>
          </table:table-cell>
          <table:table-cell office:value-type="string">
            <text:p>OV</text:p>
          </table:table-cell>
          <table:table-cell office:value-type="string">
            <text:p>112</text:p>
          </table:table-cell>
          <table:table-cell office:value-type="string">
            <text:p>F</text:p>
          </table:table-cell>
          <table:table-cell office:value-type="string">
            <text:p>Collection of tourism sites for locations in France.</text:p>
          </table:table-cell>
          <table:table-cell/>
        </table:table-row>
        <table:table-row table:style-name="ro1">
          <table:table-cell office:value-type="string">
            <text:p>NONE</text:p>
          </table:table-cell>
          <table:table-cell office:value-type="string">
            <text:p>HighQ Solutions Limite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6</text:p>
          </table:table-cell>
          <table:table-cell office:value-type="string">
            <text:p>F</text:p>
          </table:table-cell>
          <table:table-cell office:value-type="string">
            <text:p>Not for web use</text:p>
          </table:table-cell>
          <table:table-cell/>
        </table:table-row>
        <table:table-row table:style-name="ro1">
          <table:table-cell office:value-type="string">
            <text:p>smiths.com</text:p>
          </table:table-cell>
          <table:table-cell office:value-type="string">
            <text:p>Smiths Group plc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105</text:p>
          </table:table-cell>
          <table:table-cell office:value-type="string">
            <text:p>F</text:p>
          </table:table-cell>
          <table:table-cell office:value-type="string">
            <text:p>Conglomerate with many subsidiaries.</text:p>
          </table:table-cell>
          <table:table-cell/>
        </table:table-row>
        <table:table-row table:style-name="ro1">
          <table:table-cell office:value-type="string">
            <text:p>yottaa.net</text:p>
          </table:table-cell>
          <table:table-cell office:value-type="string">
            <text:p>Yottaa, Inc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105</text:p>
          </table:table-cell>
          <table:table-cell office:value-type="string">
            <text:p>T</text:p>
          </table:table-cell>
          <table:table-cell office:value-type="string">
            <text:p>Content delivery network for mobile.</text:p>
          </table:table-cell>
          <table:table-cell office:value-type="string">
            <text:p>Why do they have “aclu.org” as an alternate domain?</text:p>
          </table:table-cell>
        </table:table-row>
        <table:table-row table:style-name="ro1">
          <table:table-cell office:value-type="string">
            <text:p>ipipenet.com</text:p>
          </table:table-cell>
          <table:table-cell office:value-type="string">
            <text:p>Internet Pipeline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4</text:p>
          </table:table-cell>
          <table:table-cell office:value-type="string">
            <text:p>T</text:p>
          </table:table-cell>
          <table:table-cell office:value-type="string">
            <text:p>Hosting service for life insurance sales.</text:p>
          </table:table-cell>
          <table:table-cell/>
        </table:table-row>
        <table:table-row table:style-name="ro2">
          <table:table-cell office:value-type="string">
            <text:p>NONE</text:p>
          </table:table-cell>
          <table:table-cell office:value-type="string">
            <text:p>CARETECH SOLUTIONS,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3</text:p>
          </table:table-cell>
          <table:table-cell office:value-type="string">
            <text:p>F</text:p>
          </table:table-cell>
          <table:table-cell office:value-type="string">
            <text:p>Not for web use</text:p>
          </table:table-cell>
          <table:table-cell/>
        </table:table-row>
        <table:table-row table:style-name="ro1">
          <table:table-cell office:value-type="string">
            <text:p>3scale.net</text:p>
          </table:table-cell>
          <table:table-cell office:value-type="string">
            <text:p>3 Scale Networks SL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02</text:p>
          </table:table-cell>
          <table:table-cell office:value-type="string">
            <text:p>T</text:p>
          </table:table-cell>
          <table:table-cell office:value-type="string">
            <text:p>Hosting service for multiple APIs</text:p>
          </table:table-cell>
          <table:table-cell/>
        </table:table-row>
        <table:table-row table:style-name="ro1">
          <table:table-cell office:value-type="string">
            <text:p>ipipenet.com</text:p>
          </table:table-cell>
          <table:table-cell office:value-type="string">
            <text:p>iPipeline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2</text:p>
          </table:table-cell>
          <table:table-cell office:value-type="string">
            <text:p>T</text:p>
          </table:table-cell>
          <table:table-cell office:value-type="string">
            <text:p>Hosting service for life insurance sales.</text:p>
          </table:table-cell>
          <table:table-cell/>
        </table:table-row>
        <table:table-row table:style-name="ro2">
          <table:table-cell office:value-type="string">
            <text:p>NONE</text:p>
          </table:table-cell>
          <table:table-cell office:value-type="string">
            <text:p>Virtual Graffiti,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0</text:p>
          </table:table-cell>
          <table:table-cell office:value-type="string">
            <text:p>F</text:p>
          </table:table-cell>
          <table:table-cell office:value-type="string">
            <text:p>Not for web use</text:p>
          </table:table-cell>
          <table:table-cell/>
        </table:table-row>
        <table:table-row table:style-name="ro1">
          <table:table-cell office:value-type="string">
            <text:p>pacloud.com</text:p>
          </table:table-cell>
          <table:table-cell office:value-type="string">
            <text:p>PeopleAdm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98</text:p>
          </table:table-cell>
          <table:table-cell office:value-type="string">
            <text:p>T</text:p>
          </table:table-cell>
          <table:table-cell office:value-type="string">
            <text:p>Associated with many separate educational institutions.</text:p>
          </table:table-cell>
          <table:table-cell/>
        </table:table-row>
        <table:table-row table:style-name="ro1">
          <table:table-cell office:value-type="string">
            <text:p>rogers.com</text:p>
          </table:table-cell>
          <table:table-cell office:value-type="string">
            <text:p>Rogers Communications Inc.</text:p>
          </table:table-cell>
          <table:table-cell office:value-type="string">
            <text:p>Trusted Secure Certificate Authority</text:p>
          </table:table-cell>
          <table:table-cell office:value-type="string">
            <text:p>OV</text:p>
          </table:table-cell>
          <table:table-cell office:value-type="string">
            <text:p>98</text:p>
          </table:table-cell>
          <table:table-cell office:value-type="string">
            <text:p>F</text:p>
          </table:table-cell>
          <table:table-cell office:value-type="string">
            <text:p>Brands of Canadian media conglomerate.</text:p>
          </table:table-cell>
          <table:table-cell/>
        </table:table-row>
        <table:table-row table:style-name="ro1">
          <table:table-cell office:value-type="string">
            <text:p>marketlive.com</text:p>
          </table:table-cell>
          <table:table-cell office:value-type="string">
            <text:p>MarketLive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94</text:p>
          </table:table-cell>
          <table:table-cell office:value-type="string">
            <text:p>T</text:p>
          </table:table-cell>
          <table:table-cell office:value-type="string">
            <text:p>Retail customer relationship management service for many companies.</text:p>
          </table:table-cell>
          <table:table-cell/>
        </table:table-row>
        <table:table-row table:style-name="ro1">
          <table:table-cell office:value-type="string">
            <text:p>worldssl.net</text:p>
          </table:table-cell>
          <table:table-cell office:value-type="string">
            <text:p>OnApp SDN.BHD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94</text:p>
          </table:table-cell>
          <table:table-cell office:value-type="string">
            <text:p>T</text:p>
          </table:table-cell>
          <table:table-cell office:value-type="string">
            <text:p>SSL front end for multiple sites/</text:p>
          </table:table-cell>
          <table:table-cell/>
        </table:table-row>
        <table:table-row table:style-name="ro1">
          <table:table-cell office:value-type="string">
            <text:p>NONE</text:p>
          </table:table-cell>
          <table:table-cell office:value-type="string">
            <text:p>EVRY AS</text:p>
          </table:table-cell>
          <table:table-cell office:value-type="string">
            <text:p>Buypass Class 2 CA 2</text:p>
          </table:table-cell>
          <table:table-cell office:value-type="string">
            <text:p>OV</text:p>
          </table:table-cell>
          <table:table-cell office:value-type="string">
            <text:p>92</text:p>
          </table:table-cell>
          <table:table-cell office:value-type="string">
            <text:p>F</text:p>
          </table:table-cell>
          <table:table-cell office:value-type="string">
            <text:p>Not for web use.</text:p>
          </table:table-cell>
          <table:table-cell/>
        </table:table-row>
        <table:table-row table:style-name="ro1">
          <table:table-cell office:value-type="string">
            <text:p>textmeusa.com</text:p>
          </table:table-cell>
          <table:table-cell office:value-type="string">
            <text:p>Intellectual Capital Management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92</text:p>
          </table:table-cell>
          <table:table-cell office:value-type="string">
            <text:p>T</text:p>
          </table:table-cell>
          <table:table-cell office:value-type="string">
            <text:p>Advertising system with many unrelated domains.</text:p>
          </table:table-cell>
          <table:table-cell/>
        </table:table-row>
        <table:table-row table:style-name="ro1">
          <table:table-cell office:value-type="string">
            <text:p>NONE</text:p>
          </table:table-cell>
          <table:table-cell office:value-type="string">
            <text:p>EVRY AS</text:p>
          </table:table-cell>
          <table:table-cell office:value-type="string">
            <text:p>Buypass Class 2 CA 1</text:p>
          </table:table-cell>
          <table:table-cell office:value-type="string">
            <text:p>OV</text:p>
          </table:table-cell>
          <table:table-cell office:value-type="string">
            <text:p>91</text:p>
          </table:table-cell>
          <table:table-cell office:value-type="string">
            <text:p>F</text:p>
          </table:table-cell>
          <table:table-cell office:value-type="string">
            <text:p>Not for web use.</text:p>
          </table:table-cell>
          <table:table-cell/>
        </table:table-row>
        <table:table-row table:style-name="ro1">
          <table:table-cell office:value-type="string">
            <text:p>NONE</text:p>
          </table:table-cell>
          <table:table-cell office:value-type="string">
            <text:p>Red Bull Gmb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91</text:p>
          </table:table-cell>
          <table:table-cell office:value-type="string">
            <text:p>F</text:p>
          </table:table-cell>
          <table:table-cell office:value-type="string">
            <text:p>Not for web use.</text:p>
          </table:table-cell>
          <table:table-cell/>
        </table:table-row>
        <table:table-row table:style-name="ro1">
          <table:table-cell office:value-type="string">
            <text:p>pfizergardens.com</text:p>
          </table:table-cell>
          <table:table-cell office:value-type="string">
            <text:p>Pfizer Incorporated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90</text:p>
          </table:table-cell>
          <table:table-cell office:value-type="string">
            <text:p>F</text:p>
          </table:table-cell>
          <table:table-cell office:value-type="string">
            <text:p>Brands of large drug company.</text:p>
          </table:table-cell>
          <table:table-cell/>
        </table:table-row>
        <table:table-row table:style-name="ro2">
          <table:table-cell office:value-type="string">
            <text:p>terra.as</text:p>
          </table:table-cell>
          <table:table-cell office:value-type="string">
            <text:p>EIKA GRUPPEN A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90</text:p>
          </table:table-cell>
          <table:table-cell table:number-columns-repeated="3"/>
        </table:table-row>
        <table:table-row table:style-name="ro2">
          <table:table-cell office:value-type="string">
            <text:p>demant.com</text:p>
          </table:table-cell>
          <table:table-cell office:value-type="string">
            <text:p>William Demant Holding A/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9</text:p>
          </table:table-cell>
          <table:table-cell table:number-columns-repeated="3"/>
        </table:table-row>
        <table:table-row table:style-name="ro2">
          <table:table-cell office:value-type="string">
            <text:p>peopleadmin.com</text:p>
          </table:table-cell>
          <table:table-cell office:value-type="string">
            <text:p>PeopleAdm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babycenter.com</text:p>
          </table:table-cell>
          <table:table-cell office:value-type="string">
            <text:p>Johnson and Johnson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office:value-type="string">
            <text:p>F</text:p>
          </table:table-cell>
          <table:table-cell office:value-type="string">
            <text:p>Brands of large consumer products company.</text:p>
          </table:table-cell>
          <table:table-cell/>
        </table:table-row>
        <table:table-row table:style-name="ro2">
          <table:table-cell office:value-type="string">
            <text:p>medicare-anthem.com</text:p>
          </table:table-cell>
          <table:table-cell office:value-type="string">
            <text:p>Wellpoint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table:number-columns-repeated="3"/>
        </table:table-row>
        <table:table-row table:style-name="ro2">
          <table:table-cell office:value-type="string">
            <text:p>novantonline.org</text:p>
          </table:table-cell>
          <table:table-cell office:value-type="string">
            <text:p>Novant Healt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table:number-columns-repeated="3"/>
        </table:table-row>
        <table:table-row table:style-name="ro2">
          <table:table-cell office:value-type="string">
            <text:p>technolutions.net</text:p>
          </table:table-cell>
          <table:table-cell office:value-type="string">
            <text:p>Technolution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table:number-columns-repeated="3"/>
        </table:table-row>
        <table:table-row table:style-name="ro2">
          <table:table-cell office:value-type="string">
            <text:p>terra.as</text:p>
          </table:table-cell>
          <table:table-cell office:value-type="string">
            <text:p>TERRA GRUPPEN A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table:number-columns-repeated="3"/>
        </table:table-row>
        <table:table-row table:style-name="ro2">
          <table:table-cell office:value-type="string">
            <text:p>busites.com</text:p>
          </table:table-cell>
          <table:table-cell office:value-type="string">
            <text:p>BubbleUp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4</text:p>
          </table:table-cell>
          <table:table-cell table:number-columns-repeated="3"/>
        </table:table-row>
        <table:table-row table:style-name="ro2">
          <table:table-cell office:value-type="string">
            <text:p>lithium.com</text:p>
          </table:table-cell>
          <table:table-cell office:value-type="string">
            <text:p>Lithium Technologies, Inc.</text:p>
          </table:table-cell>
          <table:table-cell office:value-type="string">
            <text:p>DigiCert SHA2 High Assurance Server CA</text:p>
          </table:table-cell>
          <table:table-cell office:value-type="string">
            <text:p>OV</text:p>
          </table:table-cell>
          <table:table-cell office:value-type="string">
            <text:p>83</text:p>
          </table:table-cell>
          <table:table-cell table:number-columns-repeated="3"/>
        </table:table-row>
        <table:table-row table:style-name="ro2">
          <table:table-cell office:value-type="string">
            <text:p>magazine.nl</text:p>
          </table:table-cell>
          <table:table-cell office:value-type="string">
            <text:p>Sanoma+Media+Netherlands+B.V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3</text:p>
          </table:table-cell>
          <table:table-cell table:number-columns-repeated="3"/>
        </table:table-row>
        <table:table-row table:style-name="ro2">
          <table:table-cell office:value-type="string">
            <text:p>technolutions.com</text:p>
          </table:table-cell>
          <table:table-cell office:value-type="string">
            <text:p>Technolution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3</text:p>
          </table:table-cell>
          <table:table-cell table:number-columns-repeated="3"/>
        </table:table-row>
        <table:table-row table:style-name="ro2">
          <table:table-cell office:value-type="string">
            <text:p>magazine.nl</text:p>
          </table:table-cell>
          <table:table-cell office:value-type="string">
            <text:p>Sanoma Media Netherlands B.V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2</text:p>
          </table:table-cell>
          <table:table-cell table:number-columns-repeated="3"/>
        </table:table-row>
        <table:table-row table:style-name="ro2">
          <table:table-cell office:value-type="string">
            <text:p>NONE</text:p>
          </table:table-cell>
          <table:table-cell office:value-type="string">
            <text:p>Regus Management Lt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2</text:p>
          </table:table-cell>
          <table:table-cell table:number-columns-repeated="3"/>
        </table:table-row>
        <table:table-row table:style-name="ro2">
          <table:table-cell office:value-type="string">
            <text:p>allpharmacymeds.com</text:p>
          </table:table-cell>
          <table:table-cell office:value-type="string">
            <text:p>Thundercom Systems Ltd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1</text:p>
          </table:table-cell>
          <table:table-cell table:number-columns-repeated="3"/>
        </table:table-row>
        <table:table-row table:style-name="ro2">
          <table:table-cell office:value-type="string">
            <text:p>nextuc.net</text:p>
          </table:table-cell>
          <table:table-cell office:value-type="string">
            <text:p>NextU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1</text:p>
          </table:table-cell>
          <table:table-cell table:number-columns-repeated="3"/>
        </table:table-row>
        <table:table-row table:style-name="ro2">
          <table:table-cell office:value-type="string">
            <text:p>NONE</text:p>
          </table:table-cell>
          <table:table-cell office:value-type="string">
            <text:p>Holiday Extras Lt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0</text:p>
          </table:table-cell>
          <table:table-cell table:number-columns-repeated="3"/>
        </table:table-row>
        <table:table-row table:style-name="ro2">
          <table:table-cell office:value-type="string">
            <text:p>foxycart.com</text:p>
          </table:table-cell>
          <table:table-cell office:value-type="string">
            <text:p>FoxyCart.com LLC</text:p>
          </table:table-cell>
          <table:table-cell office:value-type="string">
            <text:p>DigiCert Secure Server CA</text:p>
          </table:table-cell>
          <table:table-cell office:value-type="string">
            <text:p>OV</text:p>
          </table:table-cell>
          <table:table-cell office:value-type="string">
            <text:p>79</text:p>
          </table:table-cell>
          <table:table-cell table:number-columns-repeated="3"/>
        </table:table-row>
        <table:table-row table:style-name="ro2">
          <table:table-cell office:value-type="string">
            <text:p>nilfisk-advance.com</text:p>
          </table:table-cell>
          <table:table-cell office:value-type="string">
            <text:p>Nilfisk-Advance A/S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79</text:p>
          </table:table-cell>
          <table:table-cell table:number-columns-repeated="3"/>
        </table:table-row>
        <table:table-row table:style-name="ro2">
          <table:table-cell office:value-type="string">
            <text:p>intility.no</text:p>
          </table:table-cell>
          <table:table-cell office:value-type="string">
            <text:p>Intility AS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78</text:p>
          </table:table-cell>
          <table:table-cell table:number-columns-repeated="3"/>
        </table:table-row>
        <table:table-row table:style-name="ro2">
          <table:table-cell office:value-type="string">
            <text:p>epr-shop.de</text:p>
          </table:table-cell>
          <table:table-cell office:value-type="string">
            <text:p>MediAhau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7</text:p>
          </table:table-cell>
          <table:table-cell table:number-columns-repeated="3"/>
        </table:table-row>
        <table:table-row table:style-name="ro2">
          <table:table-cell office:value-type="string">
            <text:p>kimberly-clark.com</text:p>
          </table:table-cell>
          <table:table-cell office:value-type="string">
            <text:p>Kimberly-Clark Corporation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4</text:p>
          </table:table-cell>
          <table:table-cell table:number-columns-repeated="3"/>
        </table:table-row>
        <table:table-row table:style-name="ro2">
          <table:table-cell office:value-type="string">
            <text:p>raulmalo.com</text:p>
          </table:table-cell>
          <table:table-cell office:value-type="string">
            <text:p>BubbleUp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73</text:p>
          </table:table-cell>
          <table:table-cell table:number-columns-repeated="3"/>
        </table:table-row>
        <table:table-row table:style-name="ro2">
          <table:table-cell office:value-type="string">
            <text:p>textmeusa.com</text:p>
          </table:table-cell>
          <table:table-cell office:value-type="string">
            <text:p>Enowit, In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73</text:p>
          </table:table-cell>
          <table:table-cell table:number-columns-repeated="3"/>
        </table:table-row>
        <table:table-row table:style-name="ro2">
          <table:table-cell office:value-type="string">
            <text:p>falck.com</text:p>
          </table:table-cell>
          <table:table-cell office:value-type="string">
            <text:p>FALCK DANMARK A/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2</text:p>
          </table:table-cell>
          <table:table-cell table:number-columns-repeated="3"/>
        </table:table-row>
        <table:table-row table:style-name="ro2">
          <table:table-cell office:value-type="string">
            <text:p>lipton.com.au</text:p>
          </table:table-cell>
          <table:table-cell office:value-type="string">
            <text:p>Unilever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72</text:p>
          </table:table-cell>
          <table:table-cell table:number-columns-repeated="3"/>
        </table:table-row>
        <table:table-row table:style-name="ro2">
          <table:table-cell office:value-type="string">
            <text:p>snuffelabonnement.nl</text:p>
          </table:table-cell>
          <table:table-cell office:value-type="string">
            <text:p>Sanoma Media Netherlands B.V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2</text:p>
          </table:table-cell>
          <table:table-cell table:number-columns-repeated="3"/>
        </table:table-row>
        <table:table-row table:style-name="ro2">
          <table:table-cell office:value-type="string">
            <text:p>careered.com</text:p>
          </table:table-cell>
          <table:table-cell office:value-type="string">
            <text:p>Career Education Corporation</text:p>
          </table:table-cell>
          <table:table-cell office:value-type="string">
            <text:p>Trusted Secure Certificate Authority</text:p>
          </table:table-cell>
          <table:table-cell office:value-type="string">
            <text:p>OV</text:p>
          </table:table-cell>
          <table:table-cell office:value-type="string">
            <text:p>71</text:p>
          </table:table-cell>
          <table:table-cell table:number-columns-repeated="3"/>
        </table:table-row>
        <table:table-row table:style-name="ro2">
          <table:table-cell office:value-type="string">
            <text:p>landbrugsavisen.dk</text:p>
          </table:table-cell>
          <table:table-cell office:value-type="string">
            <text:p>Videncentret for Landbrug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71</text:p>
          </table:table-cell>
          <table:table-cell table:number-columns-repeated="3"/>
        </table:table-row>
        <table:table-row table:style-name="ro2">
          <table:table-cell office:value-type="string">
            <text:p>novantmedicalgroup.org</text:p>
          </table:table-cell>
          <table:table-cell office:value-type="string">
            <text:p>Novant Healt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1</text:p>
          </table:table-cell>
          <table:table-cell table:number-columns-repeated="3"/>
        </table:table-row>
        <table:table-row table:style-name="ro2">
          <table:table-cell office:value-type="string">
            <text:p>com/emailAddress=domains@allegroshops.com</text:p>
          </table:table-cell>
          <table:table-cell office:value-type="string">
            <text:p>AllegroShops LLC</text:p>
          </table:table-cell>
          <table:table-cell office:value-type="string">
            <text:p>StartCom Class 2 Primary Intermediate Server CA</text:p>
          </table:table-cell>
          <table:table-cell office:value-type="string">
            <text:p>OV</text:p>
          </table:table-cell>
          <table:table-cell office:value-type="string">
            <text:p>70</text:p>
          </table:table-cell>
          <table:table-cell table:number-columns-repeated="3"/>
        </table:table-row>
        <table:table-row table:style-name="ro2">
          <table:table-cell office:value-type="string">
            <text:p>yottaa.net</text:p>
          </table:table-cell>
          <table:table-cell office:value-type="string">
            <text:p>Yottaa Inc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70</text:p>
          </table:table-cell>
          <table:table-cell table:number-columns-repeated="3"/>
        </table:table-row>
        <table:table-row table:style-name="ro2">
          <table:table-cell office:value-type="string">
            <text:p>commtech.gov.ng</text:p>
          </table:table-cell>
          <table:table-cell office:value-type="string">
            <text:p>Galaxy Backbone Plc (Hosted BY)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9</text:p>
          </table:table-cell>
          <table:table-cell table:number-columns-repeated="3"/>
        </table:table-row>
        <table:table-row table:style-name="ro2">
          <table:table-cell office:value-type="string">
            <text:p>fedcs.gov.ng</text:p>
          </table:table-cell>
          <table:table-cell office:value-type="string">
            <text:p>Galaxy Backbone Plc (Hosted BY)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9</text:p>
          </table:table-cell>
          <table:table-cell table:number-columns-repeated="3"/>
        </table:table-row>
        <table:table-row table:style-name="ro2">
          <table:table-cell office:value-type="string">
            <text:p>rgnrtr.com</text:p>
          </table:table-cell>
          <table:table-cell office:value-type="string">
            <text:p>relentlessGENERATOR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69</text:p>
          </table:table-cell>
          <table:table-cell table:number-columns-repeated="3"/>
        </table:table-row>
        <table:table-row table:style-name="ro2">
          <table:table-cell office:value-type="string">
            <text:p>adidas.com</text:p>
          </table:table-cell>
          <table:table-cell office:value-type="string">
            <text:p>adidas AG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8</text:p>
          </table:table-cell>
          <table:table-cell table:number-columns-repeated="3"/>
        </table:table-row>
        <table:table-row table:style-name="ro2">
          <table:table-cell office:value-type="string">
            <text:p>ptj.de</text:p>
          </table:table-cell>
          <table:table-cell office:value-type="string">
            <text:p>Forschungszentrum Juelich GmbH</text:p>
          </table:table-cell>
          <table:table-cell office:value-type="string">
            <text:p>FZJ Certification Authority - G02/emailAddress=ca@fz-juelich.de</text:p>
          </table:table-cell>
          <table:table-cell office:value-type="string">
            <text:p>OV</text:p>
          </table:table-cell>
          <table:table-cell office:value-type="string">
            <text:p>68</text:p>
          </table:table-cell>
          <table:table-cell table:number-columns-repeated="3"/>
        </table:table-row>
        <table:table-row table:style-name="ro2">
          <table:table-cell office:value-type="string">
            <text:p>qiexchange.net</text:p>
          </table:table-cell>
          <table:table-cell office:value-type="string">
            <text:p>QUEST ION IT (HK) LT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67</text:p>
          </table:table-cell>
          <table:table-cell table:number-columns-repeated="3"/>
        </table:table-row>
        <table:table-row table:style-name="ro2">
          <table:table-cell office:value-type="string">
            <text:p>dovethailand.com</text:p>
          </table:table-cell>
          <table:table-cell office:value-type="string">
            <text:p>Unilever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6</text:p>
          </table:table-cell>
          <table:table-cell table:number-columns-repeated="3"/>
        </table:table-row>
        <table:table-row table:style-name="ro2">
          <table:table-cell office:value-type="string">
            <text:p>fox.com</text:p>
          </table:table-cell>
          <table:table-cell office:value-type="string">
            <text:p>Fox Entertainment Group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6</text:p>
          </table:table-cell>
          <table:table-cell table:number-columns-repeated="3"/>
        </table:table-row>
        <table:table-row table:style-name="ro2">
          <table:table-cell office:value-type="string">
            <text:p>advancedautomationinc.com</text:p>
          </table:table-cell>
          <table:table-cell office:value-type="string">
            <text:p>AAI Advanced Automatio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5</text:p>
          </table:table-cell>
          <table:table-cell table:number-columns-repeated="3"/>
        </table:table-row>
        <table:table-row table:style-name="ro2">
          <table:table-cell office:value-type="string">
            <text:p>localviprewards.com</text:p>
          </table:table-cell>
          <table:table-cell office:value-type="string">
            <text:p>Enowit, In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4</text:p>
          </table:table-cell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1-12T16:47:56</meta:creation-date>
    <dc:date>2014-11-12T18:09:29</dc:date>
    <dc:creator>John Nagle</dc:creator>
    <meta:editing-duration>PT1H19M20S</meta:editing-duration>
    <meta:editing-cycles>62</meta:editing-cycles>
    <meta:generator>LibreOffice/3.5$Linux_X86_64 LibreOffice_project/350m1$Build-2</meta:generator>
    <meta:document-statistic meta:table-count="3" meta:cell-count="622" meta:object-count="0"/>
  </office:meta>
</office:document-meta>
</file>